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 officeooo:paragraph-rsid="00c20b50"/>
    </style:style>
    <style:style style:name="P2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29ba73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c20b50" officeooo:paragraph-rsid="00c59419"/>
    </style:style>
    <style:style style:name="P4" style:family="paragraph" style:parent-style-name="Standard">
      <style:text-properties officeooo:rsid="00c20b50" officeooo:paragraph-rsid="00c20b50"/>
    </style:style>
    <style:style style:name="T1" style:family="text">
      <style:text-properties officeooo:rsid="00c594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visibilité et Nombres premiers</text:p>
      <text:p text:style-name="Standard"/>
      <text:p text:style-name="P1">La calculatrice est autorisée pour les gros calculs</text:p>
      <text:p text:style-name="Standard"/>
      <text:p text:style-name="Standard">Division euclidienne</text:p>
      <text:p text:style-name="P3"><text:span text:style-name="T1">p14 : </text:span>6, 7, 17</text:p>
      <text:p text:style-name="P3"><text:span text:style-name="T1">p15 : </text:span>30, 31</text:p>
      <text:p text:style-name="P3"><text:span text:style-name="T1">p20 : </text:span>80, 81</text:p>
      <text:p text:style-name="P3">pb concrets : </text:p>
      <text:p text:style-name="P3"><text:span text:style-name="T1">p13 : </text:span>2, 3</text:p>
      <text:p text:style-name="P3"><text:span text:style-name="T1">p14 : </text:span>16, 21</text:p>
      <text:p text:style-name="P3"><text:span text:style-name="T1">p15 : </text:span>24, 26, 28, 32</text:p>
      <text:p text:style-name="P3"><text:span text:style-name="T1">p16 : </text:span>35, 37, 38, 39</text:p>
      <text:p text:style-name="P3"><text:span text:style-name="T1">p20 : </text:span>75, 77</text:p>
      <text:p text:style-name="Standard"/>
      <text:p text:style-name="Standard">Multiples et diviseurs d’un nombre</text:p>
      <text:p text:style-name="P3"><text:span text:style-name="T1">p14 : </text:span>9, 10</text:p>
      <text:p text:style-name="P3"><text:span text:style-name="T1">p15 : </text:span>40, 41, 45</text:p>
      <text:p text:style-name="P3"><text:span text:style-name="T1">p17 : </text:span>48, 52</text:p>
      <text:p text:style-name="P3">pb concrets : </text:p>
      <text:p text:style-name="P3"><text:span text:style-name="T1">p17 : </text:span>49, 53, 54</text:p>
      <text:p text:style-name="P3"><text:span text:style-name="T1">p20 : </text:span>76</text:p>
      <text:p text:style-name="P1"/>
      <text:p text:style-name="P1">Critères de divisibilité :</text:p>
      <text:p text:style-name="P3"><text:span text:style-name="T1">p14 : </text:span>11</text:p>
      <text:p text:style-name="P3"><text:span text:style-name="T1">p17 : </text:span>51, 56</text:p>
      <text:p text:style-name="P3"><text:span text:style-name="T1">p18 : </text:span>57, 63</text:p>
      <text:p text:style-name="P3"><text:span text:style-name="T1">p20 : </text:span>78</text:p>
      <text:p text:style-name="P3"><text:span text:style-name="T1">p21 : </text:span>84, 87</text:p>
      <text:p text:style-name="Standard"/>
      <text:p text:style-name="Standard">Décomposition d’un entier en produit de facteurs premiers</text:p>
      <text:p text:style-name="P3">ex difficiles : </text:p>
      <text:p text:style-name="P3"><text:span text:style-name="T1">p20 : </text:span>79, 82</text:p>
      <text:p text:style-name="P3"><text:span text:style-name="T1">p22 : </text:span>89, 93</text:p>
      <text:p text:style-name="P3"/>
      <text:p text:style-name="P3"><text:span text:style-name="T1">T</text:span>âches complexes : </text:p>
      <text:p text:style-name="P3"><text:span text:style-name="T1">p23 : </text:span>96, 9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9M31S</meta:editing-duration>
    <meta:editing-cycles>150</meta:editing-cycles>
    <meta:generator>LibreOffice/7.3.7.2$Linux_X86_64 LibreOffice_project/30$Build-2</meta:generator>
    <meta:initial-creator>Véronique et Thibaud FONTANET</meta:initial-creator>
    <dc:date>2024-08-14T14:57:32.948145685</dc:date>
    <meta:print-date>2021-01-04T09:36:06.738044778</meta:print-date>
    <meta:document-statistic meta:table-count="0" meta:image-count="0" meta:object-count="0" meta:page-count="1" meta:paragraph-count="31" meta:word-count="131" meta:character-count="546" meta:non-whitespace-character-count="442"/>
  </office:meta>
</office:document-meta>
</file>